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571cm" fo:min-width="1.26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333cm"/>
    </style:style>
    <style:style style:name="gr5" style:family="graphic" style:parent-style-name="standard">
      <style:graphic-properties draw:textarea-horizontal-align="justify" draw:textarea-vertical-align="middle" draw:auto-grow-height="false" fo:min-height="1.139cm" fo:min-width="0.6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0.87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80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44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50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32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67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7.96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7.9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0.963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fo:min-height="3.591cm"/>
    </style:style>
    <style:style style:name="pr5" style:family="presentation" style:parent-style-name="Default-title">
      <style:graphic-properties fo:min-height="3.743cm"/>
    </style:style>
    <style:style style:name="pr6" style:family="presentation" style:parent-style-name="Default-outline1">
      <style:graphic-properties draw:fit-to-size="false" fo:min-height="11.929cm"/>
    </style:style>
    <style:style style:name="pr7" style:family="presentation" style:parent-style-name="Default-title">
      <style:graphic-properties fo:min-height="3.008cm"/>
    </style:style>
    <style:style style:name="pr8" style:family="presentation" style:parent-style-name="Default-title">
      <style:graphic-properties fo:min-height="3.874cm"/>
    </style:style>
    <style:style style:name="pr9" style:family="presentation" style:parent-style-name="Default-title">
      <style:graphic-properties fo:min-height="2.173cm"/>
    </style:style>
    <style:style style:name="co1" style:family="table-column">
      <style:table-column-properties style:column-width="8.549cm" style:use-optimal-column-width="false"/>
    </style:style>
    <style:style style:name="co2" style:family="table-column">
      <style:table-column-properties style:column-width="8.555cm" style:use-optimal-column-width="false"/>
    </style:style>
    <style:style style:name="ro1" style:family="table-row">
      <style:table-row-properties style:row-height="3.26cm"/>
    </style:style>
    <style:style style:name="ro2" style:family="table-row">
      <style:table-row-properties style:row-height="3.192cm"/>
    </style:style>
    <style:style style:name="ro3" style:family="table-row">
      <style:table-row-properties style:row-height="2.432cm"/>
    </style:style>
    <style:style style:name="ce1" style:family="table-cell">
      <loext:graphic-properties draw:textarea-vertical-align="middle"/>
      <style:paragraph-properties fo:text-align="center" style:writing-mode="rl-tb"/>
      <style:text-properties fo:font-size="40pt" style:font-size-asian="40pt" style:font-size-complex="40pt"/>
    </style:style>
    <style:style style:name="ce2" style:family="table-cell">
      <loext:graphic-properties draw:textarea-vertical-align="middle"/>
      <style:paragraph-properties fo:text-align="center" style:writing-mode="rl-tb"/>
      <style:text-properties fo:color="#ff0000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 style:writing-mode="rl-tb"/>
      <style:text-properties fo:color="#00cc00" fo:font-size="40pt" style:font-size-asian="40pt" style:font-size-complex="40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end" style:writing-mode="rl-tb"/>
    </style:style>
    <style:style style:name="P5" style:family="paragraph"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6" style:family="paragraph">
      <style:paragraph-properties style:writing-mode="rl-tb"/>
      <style:text-properties fo:font-size="48pt" fo:font-weight="bold" style:font-size-asian="48pt" style:font-weight-asian="bold" style:font-size-complex="48pt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1" style:family="paragraph">
      <loext:graphic-properties draw:fill="none" draw:fill-color="#ffffff"/>
      <style:paragraph-properties fo:text-align="end" style:writing-mode="rl-tb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text-align="start" style:writing-mode="lr-tb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40pt"/>
    </style:style>
    <style:style style:name="P15" style:family="paragraph">
      <style:paragraph-properties style:writing-mode="rl-tb"/>
      <style:text-properties fo:font-size="44pt" fo:font-weight="bold" style:font-size-asian="44pt" style:font-weight-asian="bold" style:font-size-complex="44pt" style:font-weight-complex="bold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18" style:family="paragraph">
      <style:paragraph-properties fo:text-align="center" style:writing-mode="rl-tb"/>
    </style:style>
    <style:style style:name="T1" style:family="text">
      <style:text-properties fo:font-size="66pt" fo:font-weight="bold" style:font-size-asian="66pt" style:font-weight-asian="bold" style:font-size-complex="66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fo:font-size="40pt" style:font-size-asian="40pt" style:font-size-complex="40pt"/>
    </style:style>
    <style:style style:name="T6" style:family="text">
      <style:text-properties style:use-window-font-color="true" fo:font-size="32pt" fo:font-style="italic" style:font-size-asian="32pt" style:font-style-asian="italic" style:font-size-complex="32pt" style:font-style-complex="italic"/>
    </style:style>
    <style:style style:name="T7" style:family="text">
      <style:text-properties fo:font-size="48pt" fo:font-weight="bold" style:font-size-asian="48pt" style:font-weight-asian="bold" style:font-size-complex="48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36pt" style:font-size-asian="36pt" style:font-size-complex="36pt"/>
    </style:style>
    <style:style style:name="T10" style:family="text">
      <style:text-properties fo:color="#0000ff" fo:font-size="36pt" style:font-size-asian="36pt" style:font-size-complex="36pt"/>
    </style:style>
    <style:style style:name="T11" style:family="text">
      <style:text-properties fo:color="#007826" fo:font-size="36pt" style:font-size-asian="36pt" style:font-size-complex="36pt"/>
    </style:style>
    <style:style style:name="T12" style:family="text">
      <style:text-properties style:use-window-font-color="true"/>
    </style:style>
    <style:style style:name="T13" style:family="text">
      <style:text-properties fo:color="#007826"/>
    </style:style>
    <style:style style:name="T14" style:family="text">
      <style:text-properties fo:color="#007826" fo:font-weight="bold" style:font-weight-asian="bold" style:font-weight-complex="bold"/>
    </style:style>
    <style:style style:name="T15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ff" fo:font-size="40pt" style:font-size-asian="40pt" style:font-size-complex="40pt"/>
    </style:style>
    <style:style style:name="T17" style:family="text">
      <style:text-properties fo:color="#00cc00" fo:font-size="40pt" style:font-size-asian="40pt" style:font-size-complex="40pt"/>
    </style:style>
    <style:style style:name="T18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19" style:family="text">
      <style:text-properties style:use-window-font-color="true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0" style:family="text">
      <style:text-properties style:use-window-font-color="true" fo:font-size="40pt"/>
    </style:style>
    <style:style style:name="T21" style:family="text">
      <style:text-properties fo:color="#ff0000" fo:font-size="40pt" fo:font-weight="bold" style:font-weight-asian="bold" style:font-weight-complex="bold"/>
    </style:style>
    <style:style style:name="T22" style:family="text">
      <style:text-properties fo:color="#ff0000" fo:font-size="40pt"/>
    </style:style>
    <style:style style:name="T23" style:family="text">
      <style:text-properties fo:color="#0000ff" fo:font-size="40pt" fo:font-weight="bold" style:font-weight-asian="bold" style:font-weight-complex="bold"/>
    </style:style>
    <style:style style:name="T24" style:family="text">
      <style:text-properties fo:color="#0000ff" fo:font-size="40pt"/>
    </style:style>
    <style:style style:name="T25" style:family="text">
      <style:text-properties fo:color="#ff0000" fo:font-size="40pt" fo:font-style="italic" style:font-style-asian="italic" style:font-style-complex="italic"/>
    </style:style>
    <style:style style:name="T26" style:family="text">
      <style:text-properties fo:color="#ff0000" fo:font-weight="bold" style:font-weight-asian="bold" style:font-weight-complex="bold"/>
    </style:style>
    <style:style style:name="T27" style:family="text">
      <style:text-properties fo:color="#ff0000"/>
    </style:style>
    <style:style style:name="T28" style:family="text">
      <style:text-properties fo:color="#00cc00" fo:font-weight="bold" style:font-weight-asian="bold" style:font-weight-complex="bold"/>
    </style:style>
    <style:style style:name="T29" style:family="text">
      <style:text-properties fo:color="#00cc00"/>
    </style:style>
    <style:style style:name="T30" style:family="text">
      <style:text-properties fo:color="#ff0000" fo:font-style="italic" style:font-style-asian="italic" style:font-style-complex="italic"/>
    </style:style>
    <style:style style:name="T31" style:family="text">
      <style:text-properties fo:color="#cc00cc" fo:font-weight="bold" style:font-weight-asian="bold" style:font-weight-complex="bold"/>
    </style:style>
    <style:style style:name="T32" style:family="text">
      <style:text-properties fo:color="#cc00cc"/>
    </style:style>
    <style:style style:name="T33" style:family="text">
      <style:text-properties style:use-window-font-color="true" fo:font-style="italic" style:font-style-asian="italic" style:font-style-complex="italic"/>
    </style:style>
    <style:style style:name="T34" style:family="text">
      <style:text-properties fo:color="#000000"/>
    </style:style>
    <style:style style:name="T3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font-size="44pt" fo:font-weight="bold" style:font-size-asian="44pt" style:font-weight-asian="bold" style:font-size-complex="44pt" style:font-weight-complex="bold"/>
    </style:style>
    <style:style style:name="T37" style:family="text">
      <style:text-properties fo:color="#6600cc" fo:font-weight="bold" style:font-weight-asian="bold" style:font-weight-complex="bold"/>
    </style:style>
    <style:style style:name="T38" style:family="text">
      <style:text-properties fo:color="#6600cc"/>
    </style:style>
    <style:style style:name="T39" style:family="text">
      <style:text-properties fo:color="#6600cc" fo:font-weight="normal" style:font-weight-asian="normal" style:font-weight-complex="normal"/>
    </style:style>
    <style:style style:name="T40" style:family="text">
      <style:text-properties fo:color="#00cc00" fo:font-weight="normal" style:font-weight-asian="normal" style:font-weight-complex="normal"/>
    </style:style>
    <style:style style:name="T41" style:family="text">
      <style:text-properties fo:color="#00cc00" fo:font-style="italic" fo:font-weight="normal" style:font-style-asian="italic" style:font-weight-asian="normal" style:font-style-complex="italic" style:font-weight-complex="normal"/>
    </style:style>
    <style:style style:name="T42" style:family="text">
      <style:text-properties style:use-window-font-color="true" fo:font-weight="normal" style:font-weight-asian="normal" style:font-weight-complex="normal"/>
    </style:style>
    <style:style style:name="T43" style:family="text">
      <style:text-properties fo:color="#6600cc" style:font-name="Times New Roman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fo:color="#6600cc" fo:font-size="36pt" fo:font-weight="normal" style:font-size-asian="36pt" style:font-weight-asian="normal" style:font-size-complex="36pt" style:font-weight-complex="normal"/>
    </style:style>
    <style:style style:name="T45" style:family="text">
      <style:text-properties fo:color="#6600cc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46" style:family="text">
      <style:text-properties fo:color="#6600cc" fo:font-style="italic" fo:font-weight="normal" style:font-style-asian="italic" style:font-weight-asian="normal" style:font-style-complex="italic" style:font-weight-complex="normal"/>
    </style:style>
    <style:style style:name="T47" style:family="text">
      <style:text-properties fo:color="#00cc00" fo:font-style="normal" fo:font-weight="normal" style:font-style-asian="normal" style:font-weight-asian="normal" style:font-style-complex="normal" style:font-weight-complex="normal"/>
    </style:style>
    <style:style style:name="T48" style:family="text">
      <style:text-properties fo:color="#00cc00" style:font-name="Times New Roman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style:use-window-font-color="true" style:font-name="Times New Roman" fo:font-style="italic" fo:font-weight="normal" style:font-style-asian="italic" style:font-weight-asian="normal" style:font-style-complex="italic" style:font-weight-complex="normal"/>
    </style:style>
    <style:style style:name="T50" style:family="text">
      <style:text-properties fo:color="#0000ff" fo:font-weight="normal" style:font-weight-asian="normal" style:font-weight-complex="normal"/>
    </style:style>
    <style:style style:name="T51" style:family="text">
      <style:text-properties fo:color="#0000ff" style:font-name="Times New Roman" fo:font-style="italic" fo:font-weight="normal" style:font-style-asian="italic" style:font-weight-asian="normal" style:font-style-complex="italic" style:font-weight-complex="normal"/>
    </style:style>
    <style:style style:name="T52" style:family="text">
      <style:text-properties fo:color="#0000ff" style:font-name="Times New Roman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color="#00cc00" style:font-name="Times New Roman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style:use-window-font-color="true" style:font-name="Times New Roman" fo:font-style="normal" fo:font-weight="normal" style:font-style-asian="normal" style:font-weight-asian="normal" style:font-style-complex="normal" style:font-weight-complex="normal"/>
    </style:style>
    <style:style style:name="T55" style:family="text">
      <style:text-properties fo:color="#000000" style:font-name="Times New Roman" fo:font-style="italic" fo:font-weight="normal" style:font-style-asian="italic" style:font-weight-asian="normal" style:font-style-complex="italic" style:font-weight-complex="normal"/>
    </style:style>
    <style:style style:name="T56" style:family="text">
      <style:text-properties fo:color="#6600cc" style:font-name="Times New Roman" fo:font-style="normal" fo:font-weight="bold" style:font-style-asian="normal" style:font-weight-asian="bold" style:font-style-complex="normal" style:font-weight-complex="bold"/>
    </style:style>
    <style:style style:name="T57" style:family="text">
      <style:text-properties fo:color="#6600cc" style:font-name="Times New Roman"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color="#00cc00" style:font-name="Times New Roman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color="#ff0000" style:font-name="Times New Roman" fo:font-style="normal" fo:font-weight="bold" style:font-style-asian="normal" style:font-weight-asian="bold" style:font-style-complex="normal" style:font-weight-complex="bold"/>
    </style:style>
    <style:style style:name="T60" style:family="text">
      <style:text-properties fo:color="#6600cc" style:font-name="Times New Roman" fo:font-style="italic" fo:font-weight="bold" style:font-style-asian="italic" style:font-weight-asian="bold" style:font-style-complex="italic" style:font-weight-complex="bold"/>
    </style:style>
    <style:style style:name="T61" style:family="text">
      <style:text-properties fo:color="#00cc00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color="#ff0000" style:font-name="Times New Roman"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style:use-window-font-color="true" style:font-name="Times New Roman" fo:font-style="normal" fo:font-weight="bold" style:font-style-asian="normal" style:font-weight-asian="bold" style:font-style-complex="normal" style:font-weight-complex="bold"/>
    </style:style>
    <style:style style:name="T64" style:family="text">
      <style:text-properties fo:color="#000000" style:font-name="Times New Roman" fo:font-style="normal" fo:font-weight="normal" style:font-style-asian="normal" style:font-weight-asian="normal" style:font-style-complex="normal" style:font-weight-complex="normal"/>
    </style:style>
    <style:style style:name="T65" style:family="text">
      <style:text-properties fo:color="#0000ff" fo:font-size="40pt" fo:font-weight="normal" style:font-weight-asian="normal" style:font-weight-complex="normal"/>
    </style:style>
    <style:style style:name="T66" style:family="text">
      <style:text-properties fo:font-size="40pt" style:font-size-asian="40pt" style:font-size-complex="40pt"/>
    </style:style>
    <style:style style:name="T67" style:family="text">
      <style:text-properties fo:color="#ff0000" fo:font-size="40pt" style:font-size-asian="40pt" style:font-size-complex="40pt"/>
    </style:style>
    <style:style style:name="T68" style:family="text">
      <style:text-properties fo:font-size="28pt" fo:font-style="italic" style:font-size-asian="28pt" style:font-style-asian="italic" style:font-size-complex="28pt" style:font-style-complex="italic"/>
    </style:style>
    <style:style style:name="T69" style:family="text">
      <style:text-properties style:use-window-font-color="true" fo:font-size="28pt" fo:font-style="italic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תכנון מנגנונים אלגוריתמי</text:span><text:span text:style-name="T1"><text:line-break/></text:span><text:span text:style-name="T1">Algorithmic Mechanism Design</text:span><text:span text:style-name="T1"><text:line-break/></text:span><text:span text:style-name="T2"><text:line-break/></text:span><text:span text:style-name="T3">אראל סגל-הלוי</text:span><text:span text:style-name="T3"><text:line-break/></text:span><text:span text:style-name="T4"><text:line-break/></text:span><text:span text:style-name="T4">מקורות:</text:span><text:span text:style-name="T4"><text:line-break/></text:span><text:span text:style-name="T4">הקורס של טים, הרצאה </text:span><text:span text:style-name="T4">3</text:span><text:span text:style-name="T4"> והלאה:</text:span><text:span text:style-name="T4"><text:line-break/></text:span><text:span text:style-name="T4">http://theory.stanford.edu/~tim/f13/f13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5" draw:layer="layout" svg:width="26.6cm" svg:height="14.553cm" svg:x="0.578cm" svg:y="2.973cm" presentation:class="outline" presentation:user-transformed="true">
          <draw:text-box>
            <text:list text:style-name="L2">
              <text:list-header>
                <text:p xml:id="id1" text:id="id1" text:style-name="P4"><text:span text:style-name="T5">נתונה רשת. לכל קשת יש עלות-מעבר. צריך להעביר חבילה בין שתי נקודות ברשת </text:span><text:span text:style-name="T6">(א -&gt; ד)</text:span><text:span text:style-name="T5">, במסלול הזול ביותר.</text:span></text:p>
              </text:list-header>
            </text:list>
          </draw:text-box>
        </draw:frame>
        <draw:frame presentation:style-name="pr4" draw:text-style-name="P6" draw:layer="layout" svg:width="28cm" svg:height="3.591cm" svg:x="0cm" svg:y="-0.035cm" presentation:class="title" presentation:user-transformed="true">
          <draw:text-box>
            <text:p text:style-name="P1"><text:span text:style-name="T7">מציאת מסלול זול ביותר</text:span></text:p>
          </draw:text-box>
        </draw:frame>
        <draw:custom-shape draw:style-name="gr2" draw:text-style-name="P8" xml:id="id2" draw:id="id2" draw:layer="layout" svg:width="2.49cm" svg:height="2.573cm" svg:x="8.691cm" svg:y="7.874cm">
          <text:p text:style-name="P7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" draw:id="id3" draw:layer="layout" svg:width="2.49cm" svg:height="2.573cm" svg:x="16.615cm" svg:y="7.874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9" xml:id="id4" draw:id="id4" draw:layer="layout" svg:width="5.432cm" svg:height="0cm" svg:x="11.181cm" svg:y="9.044cm" svg:viewBox="0 0 5433 0" draw:points="0,0 5433,0">
          <text:p text:style-name="P7">3</text:p>
        </draw:polyline>
        <draw:polyline draw:style-name="gr3" draw:text-style-name="P9" xml:id="id5" draw:id="id5" draw:layer="layout" svg:width="0cm" svg:height="3.742cm" svg:x="17.747cm" svg:y="10.447cm" svg:viewBox="0 0 0 3743" draw:points="0,0 0,3743">
          <text:p text:style-name="P7">4</text:p>
        </draw:polyline>
        <draw:polyline draw:style-name="gr3" draw:text-style-name="P9" xml:id="id6" draw:id="id6" draw:layer="layout" svg:width="5.432cm" svg:height="0cm" svg:x="11.181cm" svg:y="15.36cm" svg:viewBox="0 0 5433 0" draw:points="0,0 5433,0">
          <text:p text:style-name="P7">1</text:p>
        </draw:polyline>
        <draw:polyline draw:style-name="gr3" draw:text-style-name="P9" xml:id="id7" draw:id="id7" draw:layer="layout" svg:width="0cm" svg:height="3.742cm" svg:x="10.049cm" svg:y="10.447cm" svg:viewBox="0 0 0 3743" draw:points="0,0 0,3743">
          <text:p text:style-name="P7">5</text:p>
        </draw:polyline>
        <draw:polyline draw:style-name="gr3" draw:text-style-name="P9" xml:id="id8" draw:id="id8" draw:layer="layout" svg:width="7.696cm" svg:height="6.082cm" svg:x="10.955cm" svg:y="9.98cm" svg:viewBox="0 0 7697 6083" draw:points="0,0 7697,6083">
          <text:p text:style-name="P7">10</text:p>
        </draw:polyline>
        <draw:polyline draw:style-name="gr3" draw:text-style-name="P9" xml:id="id9" draw:id="id9" draw:layer="layout" svg:width="7.923cm" svg:height="6.082cm" svg:x="8.917cm" svg:y="9.98cm" svg:viewBox="0 0 7924 6083" draw:points="7924,0 0,6083">
          <text:p text:style-name="P7">1</text:p>
        </draw:polyline>
        <draw:custom-shape draw:style-name="gr2" draw:text-style-name="P8" xml:id="id10" draw:id="id10" draw:layer="layout" svg:width="2.49cm" svg:height="2.573cm" svg:x="16.615cm" svg:y="14.191cm">
          <text:p text:style-name="P7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1" draw:id="id11" draw:layer="layout" svg:width="2.49cm" svg:height="2.573cm" svg:x="8.691cm" svg:y="14.191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26.924cm" svg:height="3.583cm" svg:x="0.508cm" svg:y="17.272cm">
          <draw:text-box>
            <text:list text:style-name="L1">
              <text:list-item>
                <text:p xml:id="id12" text:id="id12" text:style-name="P4"><text:span text:style-name="T9">אם העלות של כל קשת ידועה לכולם – </text:span><text:span text:style-name="T10">אלגוריתם</text:span><text:span text:style-name="T9">.</text:span></text:p>
              </text:list-item>
              <text:list-item>
                <text:p xml:id="id13" text:id="id13" text:style-name="P4"><text:span text:style-name="T9">אם העלות של כל קשת ידועה רק לבעליה – </text:span><text:span text:style-name="T11">מנגנון</text:span><text:span text:style-name="T9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.067cm" presentation:class="title" presentation:user-transformed="true">
          <draw:text-box>
            <text:p text:style-name="P1"><text:span text:style-name="T7">מנגנון למסלול זול ביותר</text:span><text:span text:style-name="T7"><text:line-break/></text:span><text:span text:style-name="T7">בשיטת ויקרי-קלארק-גרובס</text:span></text:p>
          </draw:text-box>
        </draw:frame>
        <draw:custom-shape draw:style-name="gr5" draw:text-style-name="P8" draw:layer="layout" svg:width="1.64cm" svg:height="1.963cm" svg:x="0.762cm" svg:y="13.536cm">
          <text:p text:style-name="P7"><text:span text:style-name="T8">א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5.98cm" svg:y="13.536cm">
          <text:p text:style-name="P7">ב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9" draw:layer="layout" svg:x1="2.402cm" svg:y1="14.429cm" svg:x2="5.98cm" svg:y2="14.429cm">
          <text:p text:style-name="P7">3</text:p>
        </draw:line>
        <draw:line draw:style-name="gr3" draw:text-style-name="P9" draw:layer="layout" svg:x1="6.725cm" svg:y1="15.5cm" svg:x2="6.725cm" svg:y2="18.356cm">
          <text:p text:style-name="P7">4</text:p>
        </draw:line>
        <draw:line draw:style-name="gr3" draw:text-style-name="P9" draw:layer="layout" svg:x1="2.402cm" svg:y1="19.249cm" svg:x2="5.98cm" svg:y2="19.249cm">
          <text:p text:style-name="P7">1</text:p>
        </draw:line>
        <draw:line draw:style-name="gr3" draw:text-style-name="P9" draw:layer="layout" svg:x1="1.657cm" svg:y1="15.5cm" svg:x2="1.657cm" svg:y2="18.356cm">
          <text:p text:style-name="P7">5</text:p>
        </draw:line>
        <draw:line draw:style-name="gr3" draw:text-style-name="P9" draw:layer="layout" svg:x1="2.253cm" svg:y1="15.143cm" svg:x2="7.322cm" svg:y2="19.785cm">
          <text:p text:style-name="P7">10</text:p>
        </draw:line>
        <draw:line draw:style-name="gr3" draw:text-style-name="P9" draw:layer="layout" svg:x1="6.129cm" svg:y1="15.143cm" svg:x2="0.911cm" svg:y2="19.785cm">
          <text:p text:style-name="P7">1</text:p>
        </draw:line>
        <draw:custom-shape draw:style-name="gr5" draw:text-style-name="P8" draw:layer="layout" svg:width="1.64cm" svg:height="1.963cm" svg:x="5.98cm" svg:y="18.357cm">
          <text:p text:style-name="P7"><text:span text:style-name="T8">ד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1.64cm" svg:height="1.963cm" svg:x="0.762cm" svg:y="18.357cm">
          <text:p text:style-name="P7">ג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1" draw:layer="layout" svg:width="26.162cm" svg:height="11.129cm" svg:x="0.508cm" svg:y="3.887cm">
          <draw:text-box>
            <text:p xml:id="id14" text:id="id14" text:style-name="P4"><text:span text:style-name="T12">צריך לפתור </text:span><text:span text:style-name="T12">1+6</text:span><text:span text:style-name="T12"> בעיות מסלול-זול-ביותר.</text:span></text:p>
            <text:list text:style-name="L1">
              <text:list-item>
                <text:p xml:id="id15" text:id="id15" text:style-name="P4"><text:span text:style-name="T13">כשכולם נמצאים: המסלול אבגד, הסכום </text:span><text:span text:style-name="T13">5</text:span><text:span text:style-name="T13">-.</text:span></text:p>
              </text:list-item>
              <text:list-item>
                <text:p xml:id="id16" text:id="id16" text:style-name="P4"><text:span text:style-name="T13">בלי </text:span><text:span text:style-name="T14">אב</text:span><text:span text:style-name="T13">: המסלול אגד, הסכום </text:span><text:span text:style-name="T13">6</text:span><text:span text:style-name="T13">-. </text:span><text:span text:style-name="T14">תשלום </text:span><text:span text:style-name="T14">4</text:span><text:span text:style-name="T14">-</text:span><text:span text:style-name="T13">.</text:span></text:p>
              </text:list-item>
              <text:list-item>
                <text:p xml:id="id17" text:id="id17" text:style-name="P4"><text:span text:style-name="T13">בלי </text:span><text:span text:style-name="T14">בג</text:span><text:span text:style-name="T13">: המסלול אגד, הסכום </text:span><text:span text:style-name="T13">6</text:span><text:span text:style-name="T13">-. </text:span><text:span text:style-name="T14">תשלום </text:span><text:span text:style-name="T14">2</text:span><text:span text:style-name="T14">-</text:span><text:span text:style-name="T13">.</text:span></text:p>
              </text:list-item>
              <text:list-item>
                <text:p xml:id="id18" text:id="id18" text:style-name="P4"><text:span text:style-name="T13">בלי </text:span><text:span text:style-name="T14">גד</text:span><text:span text:style-name="T13">: המסלול אבד, הסכום </text:span><text:span text:style-name="T13">7</text:span><text:span text:style-name="T13">-. </text:span><text:span text:style-name="T14">תשלום </text:span><text:span text:style-name="T14">3</text:span><text:span text:style-name="T14">-</text:span><text:span text:style-name="T13">.</text:span></text:p>
              </text:list-item>
              <text:list-item>
                <text:p xml:id="id19" text:id="id19" text:style-name="P4"><text:span text:style-name="T13">בלי </text:span><text:span text:style-name="T14">אג/אד/בד</text:span><text:span text:style-name="T13">: אין שינוי, הסכום </text:span><text:span text:style-name="T13">5</text:span><text:span text:style-name="T13">-. </text:span><text:span text:style-name="T14">תשלום </text:span><text:span text:style-name="T14">0</text:span><text:span text:style-name="T13">.</text:span></text:p>
              </text:list-item>
              <text:list-item>
                <text:p xml:id="id20" text:id="id20" text:style-name="P4"><text:span text:style-name="T13">עלות כוללת </text:span><text:span text:style-name="T14">9</text:span><text:span text:style-name="T14">-</text:span><text:span text:style-name="T13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5" draw:layer="layout" svg:width="26.6cm" svg:height="17.601cm" svg:x="0.578cm" svg:y="2.973cm" presentation:class="outline" presentation:user-transformed="true">
          <draw:text-box>
            <text:p xml:id="id21" text:id="id21" text:style-name="P4"><text:span text:style-name="T5">מכניסים אתכם לחדר מלא חפצים, נותנים לכם תרמיל שיכול להכיל עד </text:span><text:span text:style-name="T5">100</text:span><text:span text:style-name="T5"> ק”ג, ואומרים לכם “כל מה שתצליחו להכניס לתרמיל – שלכם”.</text:span></text:p>
            <text:p xml:id="id22" text:id="id22" text:style-name="P4"><text:span text:style-name="T5">לכל חפץ יש </text:span><text:span text:style-name="T15">משקל אחר</text:span><text:span text:style-name="T5"> ו</text:span><text:span text:style-name="T15">ערך אחר</text:span><text:span text:style-name="T5">.</text:span></text:p>
            <text:p xml:id="id23" text:id="id23" text:style-name="P4"><text:span text:style-name="T5">איך תבחרו חפצים שסכום-ערכיהם גדול ביותר?</text:span></text:p>
            <text:list text:style-name="L2">
              <text:list-item>
                <text:p xml:id="id24" text:id="id24" text:style-name="P4"><text:span text:style-name="T5">הערך של כל חפץ ידוע לכולם – </text:span><text:span text:style-name="T16">אלגוריתם</text:span><text:span text:style-name="T5">.</text:span></text:p>
              </text:list-item>
              <text:list-item>
                <text:p xml:id="id25" text:id="id25" text:style-name="P4"><text:span text:style-name="T5">הערך של כל חפץ ידועה רק לחפץ – </text:span><text:span text:style-name="T17">מנגנון</text:span><text:span text:style-name="T5">. </text:span><text:span text:style-name="T18">(דוגמה: יש </text:span><text:span text:style-name="T18">100</text:span><text:span text:style-name="T18"> שניות המיועדות לפרסומות. לכל מפרסם יש פרסומת עם </text:span><text:span text:style-name="T19">אורך אחר</text:span><text:span text:style-name="T18"> ו</text:span><text:span text:style-name="T19">ערך אחר</text:span><text:span text:style-name="T18">. איך לבחור איזה פרסומות לשים?)</text:span></text:p>
              </text:list-item>
            </text:list>
          </draw:text-box>
        </draw:frame>
        <draw:frame presentation:style-name="pr7" draw:text-style-name="P6" draw:layer="layout" svg:width="28cm" svg:height="3.008cm" svg:x="0cm" svg:y="-0.035cm" presentation:class="title" presentation:user-transformed="true">
          <draw:text-box>
            <text:p text:style-name="P1"><text:span text:style-name="T7">בעיית התרמיל (</text:span><text:span text:style-name="T7">knapsack</text:span><text:span text:style-name="T7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cm" presentation:class="title" presentation:user-transformed="true">
          <draw:text-box>
            <text:p text:style-name="P1"><text:span text:style-name="T7">מנגנון למילוי תרמיל</text:span><text:span text:style-name="T7"><text:line-break/></text:span><text:span text:style-name="T7">בשיטת ויקרי-קלארק-גרובס</text:span></text:p>
          </draw:text-box>
        </draw:frame>
        <draw:frame draw:style-name="gr7" draw:text-style-name="P14" draw:layer="layout" svg:width="27.492cm" svg:height="16.051cm" svg:x="0.508cm" svg:y="3.743cm">
          <draw:text-box>
            <text:p xml:id="id26" text:id="id26" text:style-name="P4"><text:span text:style-name="T20">כשיש </text:span><text:span text:style-name="T20">m</text:span><text:span text:style-name="T20"> חפצים, צריך לפתור </text:span><text:span text:style-name="T20">1</text:span><text:span text:style-name="T20">+</text:span><text:span text:style-name="T20">m</text:span><text:span text:style-name="T20"> בעיות-תרמיל.</text:span></text:p>
            <text:list text:style-name="L1">
              <text:list-item>
                <text:p xml:id="id27" text:id="id27" text:style-name="P4"><text:span text:style-name="T21">הבעיה</text:span><text:span text:style-name="T22">: בעיית התרמיל היא </text:span><text:span text:style-name="T22">NP</text:span><text:span text:style-name="T22">-קשה!</text:span></text:p>
              </text:list-item>
              <text:list-item>
                <text:p xml:id="id28" text:id="id28" text:style-name="P4"><text:span text:style-name="T20">מה יקרה אם נשתמש באלגוריתמי קירוב?</text:span></text:p>
              </text:list-item>
            </text:list>
            <text:p text:style-name="P4"><text:span text:style-name="T20"/></text:p>
            <text:p xml:id="id29" text:id="id29" text:style-name="P4"><text:span text:style-name="T23">אלגוריתם חמדני א</text:span><text:span text:style-name="T24">:</text:span></text:p>
            <text:list text:continue-numbering="true" text:style-name="L1">
              <text:list-item>
                <text:p xml:id="id30" text:id="id30" text:style-name="P4"><text:span text:style-name="T24">סדר את החפצים בסדר יורד של הערך.</text:span></text:p>
              </text:list-item>
              <text:list-item>
                <text:p xml:id="id31" text:id="id31" text:style-name="P4"><text:span text:style-name="T24">בחר חפצים לפי הסדר עד שהתרמיל מתמלא.</text:span></text:p>
              </text:list-item>
            </text:list>
            <text:p xml:id="id32" text:id="id32" text:style-name="P4"><text:span text:style-name="T25">דוגמה נגדית</text:span><text:span text:style-name="T22">: </text:span></text:p>
            <text:p xml:id="id33" text:id="id33" text:style-name="P13"><text:span text:style-name="T21">$100/100k</text:span><text:span text:style-name="T22">, $20/2k, $20/2k, $20/2k … </text:span></text:p>
            <text:p xml:id="id34" text:id="id34" text:style-name="P4"><text:span text:style-name="T22">הראשון יזכה וישלם </text:span><text:span text:style-name="T22">$1000</text:span><text:span text:style-name="T22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cm" presentation:class="title" presentation:user-transformed="true">
          <draw:text-box>
            <text:p text:style-name="P1"><text:span text:style-name="T7">מנגנון למילוי תרמיל</text:span><text:span text:style-name="T7"><text:line-break/></text:span><text:span text:style-name="T7">בשיטת ויקרי-קלארק-גרובס</text:span></text:p>
          </draw:text-box>
        </draw:frame>
        <draw:frame draw:style-name="gr7" draw:text-style-name="P11" draw:layer="layout" svg:width="27.492cm" svg:height="16.051cm" svg:x="0.508cm" svg:y="3.743cm">
          <draw:text-box>
            <text:p xml:id="id35" text:id="id35" text:style-name="P4"><text:span text:style-name="T12">כשיש </text:span><text:span text:style-name="T12">m</text:span><text:span text:style-name="T12"> חפצים, צריך לפתור </text:span><text:span text:style-name="T12">1</text:span><text:span text:style-name="T12">+</text:span><text:span text:style-name="T12">m</text:span><text:span text:style-name="T12"> בעיות-תרמיל.</text:span></text:p>
            <text:list text:style-name="L1">
              <text:list-item>
                <text:p xml:id="id36" text:id="id36" text:style-name="P4"><text:span text:style-name="T26">הבעיה</text:span><text:span text:style-name="T27">: בעיית התרמיל היא </text:span><text:span text:style-name="T27">NP</text:span><text:span text:style-name="T27">-קשה!</text:span></text:p>
              </text:list-item>
              <text:list-item>
                <text:p xml:id="id37" text:id="id37" text:style-name="P4"><text:span text:style-name="T12">מה יקרה אם נשתמש באלגוריתמי קירוב?</text:span></text:p>
              </text:list-item>
            </text:list>
            <text:p text:style-name="P4"><text:span text:style-name="T12"/></text:p>
            <text:p xml:id="id38" text:id="id38" text:style-name="P4"><text:span text:style-name="T28">אלגוריתם חמדני ב</text:span><text:span text:style-name="T29">:</text:span></text:p>
            <text:list text:continue-numbering="true" text:style-name="L1">
              <text:list-item>
                <text:p xml:id="id39" text:id="id39" text:style-name="P4"><text:span text:style-name="T29">סדר את החפצים בסדר יורד של </text:span><text:span text:style-name="T28">ערך/משקל</text:span><text:span text:style-name="T29">.</text:span></text:p>
              </text:list-item>
              <text:list-item>
                <text:p xml:id="id40" text:id="id40" text:style-name="P4"><text:span text:style-name="T29">בחר חפצים לפי הסדר עד שהתרמיל מתמלא.</text:span></text:p>
              </text:list-item>
            </text:list>
            <text:p xml:id="id41" text:id="id41" text:style-name="P4"><text:span text:style-name="T30">דוגמה נגדית</text:span><text:span text:style-name="T27">: </text:span></text:p>
            <text:p xml:id="id42" text:id="id42" text:style-name="P13"><text:span text:style-name="T26">$20/2k</text:span><text:span text:style-name="T27">, $100/100k.</text:span></text:p>
            <text:p xml:id="id43" text:id="id43" text:style-name="P4"><text:span text:style-name="T27">הראשון יזכה וישלם </text:span><text:span text:style-name="T27">$100</text:span><text:span text:style-name="T27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8cm" svg:height="3.743cm" svg:x="0cm" svg:y="0cm" presentation:class="title" presentation:user-transformed="true">
          <draw:text-box>
            <text:p text:style-name="P1"><text:span text:style-name="T7">מנגנון למילוי תרמיל</text:span><text:span text:style-name="T7"><text:line-break/></text:span><text:span text:style-name="T7">בשיטת ויקרי-קלארק-גרובס</text:span></text:p>
          </draw:text-box>
        </draw:frame>
        <draw:frame draw:style-name="gr8" draw:text-style-name="P11" draw:layer="layout" svg:width="27.492cm" svg:height="17.693cm" svg:x="0.508cm" svg:y="3.743cm">
          <draw:text-box>
            <text:p xml:id="id44" text:id="id44" text:style-name="P4"><text:span text:style-name="T31">אלגוריתם א+ב</text:span><text:span text:style-name="T32">: הפעל את שני האלגוריתמים החמדניים. בחר את התוצאה עם הסכום הגבוה.</text:span></text:p>
            <text:p xml:id="id45" text:id="id45" text:style-name="P4"><text:span text:style-name="T28">משפט</text:span><text:span text:style-name="T29">: אלגוריתם א+ב נותן קירוב </text:span><text:span text:style-name="T29">1/2</text:span><text:span text:style-name="T29">.</text:span></text:p>
            <text:p xml:id="id46" text:id="id46" text:style-name="P4"><text:span text:style-name="T33">הוכחה</text:span><text:span text:style-name="T12">: נניח שאלגוריתם ב נתקע אחרי </text:span><text:span text:style-name="T12">k</text:span><text:span text:style-name="T12"> חפצים.</text:span><text:span text:style-name="T12"><text:line-break/></text:span><text:span text:style-name="T12">עם החפץ ה-</text:span><text:span text:style-name="T12">k+1</text:span><text:span text:style-name="T12"> – הסכום הוא מקסימלי++.</text:span></text:p>
            <text:p xml:id="id47" text:id="id47" text:style-name="P4"><text:span text:style-name="T12">הסכום של אלגוריתם א הוא לפחות החפץ ה-</text:span><text:span text:style-name="T12">k+1</text:span><text:span text:style-name="T12">.</text:span></text:p>
            <text:p xml:id="id48" text:id="id48" text:style-name="P4"><text:span text:style-name="T12"><text:s text:c="2"/>--&gt; <text:s/>הסכום של אלגוריתמים א+ב <text:s/></text:span><text:span text:style-name="T34">מקסימלי++.</text:span></text:p>
            <text:p xml:id="id49" text:id="id49" text:style-name="P4"><text:span text:style-name="T34"><text:s text:c="2"/>--&gt; <text:s/>הסכום של א </text:span><text:span text:style-name="T35">או</text:span><text:span text:style-name="T34"> ב הוא מקסימלי++ \ </text:span><text:span text:style-name="T34">2</text:span><text:span text:style-name="T34">. <text:s text:c="2"/>***</text:span></text:p>
            <text:p xml:id="id50" text:id="id50" text:style-name="P4"><text:span text:style-name="T30">כאלגוריתם – טוב, כמנגנון – לא מוצלח. <text:s/>דוגמה</text:span><text:span text:style-name="T27">: </text:span></text:p>
            <text:p xml:id="id51" text:id="id51" text:style-name="P13"><text:span text:style-name="T26">$54/52k</text:span><text:span text:style-name="T27">, $52/51k, $49/49k.</text:span></text:p>
            <text:p xml:id="id52" text:id="id52" text:style-name="P4"><text:span text:style-name="T27">הראשון יזכה וישלם </text:span><text:span text:style-name="T27">$101</text:span><text:span text:style-name="T27"> – יותר מהערך שלו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text-style-name="P15" draw:layer="layout" svg:width="28cm" svg:height="3.874cm" svg:x="0cm" svg:y="-0.066cm" presentation:class="title" presentation:user-transformed="true">
          <draw:text-box>
            <text:p text:style-name="P1"><text:span text:style-name="T36">בניית מנגנונים בשיטת מיירסון (</text:span><text:span text:style-name="T36">Myerson</text:span><text:span text:style-name="T36">)</text:span></text:p>
          </draw:text-box>
        </draw:frame>
        <draw:frame draw:style-name="gr9" draw:text-style-name="P11" draw:layer="layout" svg:width="27.432cm" svg:height="12.704cm" svg:x="0.295cm" svg:y="3.564cm">
          <draw:text-box>
            <text:p text:style-name="P4"><text:span text:style-name="T37">נתונים</text:span><text:span text:style-name="T38">:</text:span></text:p>
            <text:list text:style-name="L1">
              <text:list-item>
                <text:p text:style-name="P4"><text:span text:style-name="T38">כלל-בחירה לבחירת תת-קבוצה של משתתפים.</text:span></text:p>
              </text:list-item>
              <text:list-item>
                <text:p text:style-name="P4"><text:span text:style-name="T38">לכל משתתף יש </text:span><text:span text:style-name="T39">ערך כספי </text:span><text:span text:style-name="T37">יחיד</text:span><text:span text:style-name="T39"> ל”היבחרות”.</text:span></text:p>
              </text:list-item>
            </text:list>
            <text:p text:style-name="P4"><text:span text:style-name="T37">דרוש</text:span><text:span text:style-name="T39">: כלל-תשלומים שאיתו כלל-הבחירה אמיתי.</text:span></text:p>
            <text:p text:style-name="P4"><text:span text:style-name="T39"/></text:p>
            <text:p text:style-name="P4"><text:span text:style-name="T28">משפט מיירסון</text:span><text:span text:style-name="T40">: קיים כלל-תשלומים אמיתי</text:span></text:p>
            <text:p text:style-name="P4"><text:span text:style-name="T41">אם ורק אם</text:span><text:span text:style-name="T40"> כלל-הבחירה הוא פונקציה מונוטונית עולה של הערך. <text:s/>כלל-התשלומים הזה הוא </text:span><text:span text:style-name="T41">יחיד</text:span><text:span text:style-name="T40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</text:span></text:p>
          </draw:text-box>
        </draw:frame>
        <draw:frame draw:style-name="gr10" draw:text-style-name="P17" draw:layer="layout" svg:width="27.432cm" svg:height="16.756cm" svg:x="0.295cm" svg:y="3.564cm">
          <draw:text-box>
            <text:p text:style-name="P4"><text:span text:style-name="T42">סימונים: </text:span></text:p>
            <text:list text:style-name="L1">
              <text:list-item>
                <text:p text:style-name="P4"><text:span text:style-name="T39">כלל-הבחירה – </text:span><text:span text:style-name="T43">c</text:span><text:span text:style-name="T43"> - </text:span><text:span text:style-name="T39">פונקציה המקבלת כקלט את הערכים של כל המשתתפים, ומחזירה וקטור בינארי </text:span><text:span text:style-name="T44">(</text:span><text:span text:style-name="T45">1</text:span><text:span text:style-name="T45"> = “ברכותיי, נבחרת!”)</text:span><text:span text:style-name="T46">. <text:s text:c="3"/></text:span><text:span text:style-name="T43">c</text:span><text:span text:style-name="T46"> נתון וקבוע.</text:span></text:p>
              </text:list-item>
              <text:list-item>
                <text:p text:style-name="P4"><text:span text:style-name="T47">כלל התשלום – </text:span><text:span text:style-name="T48">p</text:span><text:span text:style-name="T47"> - פונקציה המקבלת כקלט את הערכים של כל המשתתפים, ומחזירה וקטור מספרי של תשלומים. </text:span><text:span text:style-name="T41"><text:s text:c="6"/>את </text:span><text:span text:style-name="T48">p</text:span><text:span text:style-name="T41"> אנחנו מחפשים.</text:span></text:p>
              </text:list-item>
            </text:list>
            <text:p text:style-name="P4"><text:span text:style-name="T42"/></text:p>
            <text:p text:style-name="P4"><text:span text:style-name="T42">התועלת של משתתף עם ערך </text:span><text:span text:style-name="T49">v</text:span><text:span text:style-name="T42">, שאומר </text:span><text:span text:style-name="T49">b</text:span><text:span text:style-name="T49">,</text:span><text:span text:style-name="T42"> היא:</text:span></text:p>
            <text:p text:style-name="P16"><text:span text:style-name="T49">v*c(b) - p(b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המשך</text:span></text:p>
          </draw:text-box>
        </draw:frame>
        <draw:frame draw:style-name="gr11" draw:text-style-name="P17" draw:layer="layout" svg:width="28cm" svg:height="17.577cm" svg:x="0cm" svg:y="3.564cm">
          <draw:text-box>
            <text:p text:style-name="P4"><text:span text:style-name="T50">התועלת של משתתף עם ערך </text:span><text:span text:style-name="T51">v</text:span><text:span text:style-name="T50"> שאומר </text:span><text:span text:style-name="T51">b</text:span><text:span text:style-name="T50"> היא:</text:span></text:p>
            <text:p text:style-name="P16"><text:span text:style-name="T51">v*c(b) – p(b)</text:span></text:p>
            <text:p text:style-name="P4"><text:span text:style-name="T52">במנגנון אמיתי חייב להתקיים:</text:span></text:p>
            <text:p text:style-name="P16"><text:span text:style-name="T51">v*c(v) – p(v) <text:s/>&gt;= <text:s/>v*c(b) - p(b)</text:span></text:p>
            <text:p text:style-name="P4"><text:span text:style-name="T53">התועלת של משתתף עם ערך </text:span><text:span text:style-name="T48">b</text:span><text:span text:style-name="T53"> שאומר </text:span><text:span text:style-name="T48">v</text:span><text:span text:style-name="T53"> היא:</text:span></text:p>
            <text:p text:style-name="P16"><text:span text:style-name="T48">b*c(v) – p(v)</text:span></text:p>
            <text:p text:style-name="P4"><text:span text:style-name="T48">במנגנון אמיתי חייב להתקיים:</text:span></text:p>
            <text:p text:style-name="P16"><text:span text:style-name="T48">b*c(b) – p(b) &gt;= b*c(v) – p(v)</text:span></text:p>
            <text:p text:style-name="P4"><text:span text:style-name="T54">מחברים את המשוואות ומקבלים:</text:span></text:p>
            <text:p text:style-name="P16"><text:span text:style-name="T55">v[c(v)–c(b)] <text:s text:c="2"/>&gt;= <text:s text:c="2"/>p(v)-p(b) <text:s text:c="2"/>&gt;= <text:s/>b[c(v) – c(b)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המשך</text:span></text:p>
          </draw:text-box>
        </draw:frame>
        <draw:frame draw:style-name="gr12" draw:text-style-name="P17" draw:layer="layout" svg:width="28cm" svg:height="17.929cm" svg:x="0cm" svg:y="3.048cm">
          <draw:text-box>
            <text:p text:style-name="P4"><text:span text:style-name="T56">נתון</text:span><text:span text:style-name="T57">: כלל-בחירה </text:span><text:span text:style-name="T43">c</text:span><text:span text:style-name="T57">.</text:span></text:p>
            <text:p text:style-name="P4"><text:span text:style-name="T58">דרוש</text:span><text:span text:style-name="T53">: כלל-תשלומים אמיתי </text:span><text:span text:style-name="T48">p</text:span><text:span text:style-name="T48">; <text:s text:c="2"/>חייב לקיים:</text:span></text:p>
            <text:p text:style-name="P16"><text:span text:style-name="T55">v[c(v)–c(b)] <text:s text:c="2"/>&gt;= <text:s text:c="2"/>p(v)-p(b) <text:s text:c="2"/>&gt;= <text:s/>b[c(v) – c(b)]</text:span></text:p>
            <text:p text:style-name="P4"><text:span text:style-name="T59"/></text:p>
            <text:p text:style-name="P4"><text:span text:style-name="T56">תנאי הכרחי א</text:span><text:span text:style-name="T57">: מחיסור שני הצדדים מתקבל:</text:span></text:p>
            <text:p text:style-name="P16"><text:span text:style-name="T60">(v-b) * (c(v)-c(b)) <text:s/>&gt;= <text:s/>0</text:span></text:p>
            <text:p text:style-name="P4"><text:span text:style-name="T57">כלומר: הפונקציה </text:span><text:span text:style-name="T43">c</text:span><text:span text:style-name="T57"> חייבת להיות מונוטונית.</text:span></text:p>
            <text:p text:style-name="P4"><text:span text:style-name="T57"/></text:p>
            <text:p text:style-name="P4"><text:span text:style-name="T58">תנאי הכרחי ב</text:span><text:span text:style-name="T53">: אם </text:span><text:span text:style-name="T48">c(v)=c(b)</text:span><text:span text:style-name="T53">, אז </text:span><text:span text:style-name="T48">p(v)=p(b)</text:span><text:span text:style-name="T53">.</text:span></text:p>
            <text:p text:style-name="P4"><text:span text:style-name="T53"><text:s text:c="23"/>אם </text:span><text:span text:style-name="T48">c(v)&gt;c(b)</text:span><text:span text:style-name="T53">, אז </text:span><text:span text:style-name="T48">p(v)-p(b)</text:span><text:span text:style-name="T53"> = </text:span></text:p>
            <text:p text:style-name="P4"><text:span text:style-name="T53">ערך שבו </text:span><text:span text:style-name="T48">c</text:span><text:span text:style-name="T53"> מתחלפת מ-</text:span><text:span text:style-name="T53">0</text:span><text:span text:style-name="T53"> ל-</text:span><text:span text:style-name="T53">1</text:span><text:span text:style-name="T53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הוכחת משפט מיירסון - סיום</text:span></text:p>
          </draw:text-box>
        </draw:frame>
        <draw:frame draw:style-name="gr13" draw:text-style-name="P17" draw:layer="layout" svg:width="28.1cm" svg:height="18.217cm" svg:x="-0.1cm" svg:y="3.048cm">
          <draw:text-box>
            <text:p xml:id="id53" text:id="id53" text:style-name="P4"><text:span text:style-name="T56">נתון</text:span><text:span text:style-name="T57">: כלל-בחירה </text:span><text:span text:style-name="T43">c</text:span><text:span text:style-name="T43">. <text:s/></text:span><text:span text:style-name="T57">חייב להיות פונקציה מונוטונית.</text:span></text:p>
            <text:p xml:id="id54" text:id="id54" text:style-name="P4"><text:span text:style-name="T58">מצאנו</text:span><text:span text:style-name="T53">: כלל-תשלומים </text:span><text:span text:style-name="T48">p</text:span><text:span text:style-name="T48">.</text:span></text:p>
            <text:p xml:id="id55" text:id="id55" text:style-name="P4"><text:span text:style-name="T53">שחקן שלא נבחר (</text:span><text:span text:style-name="T48">c</text:span><text:span text:style-name="T61">i</text:span><text:span text:style-name="T53">=0</text:span><text:span text:style-name="T53">) משלם </text:span><text:span text:style-name="T53">0</text:span><text:span text:style-name="T53">;</text:span></text:p>
            <text:p xml:id="id56" text:id="id56" text:style-name="P4"><text:span text:style-name="T53">שחקן שנבחר (</text:span><text:span text:style-name="T48">c</text:span><text:span text:style-name="T61">i</text:span><text:span text:style-name="T53">=1</text:span><text:span text:style-name="T53">) משלם את </text:span><text:span text:style-name="T48">ערך הסף שלו</text:span><text:span text:style-name="T53"> </text:span></text:p>
            <text:p xml:id="id57" text:id="id57" text:style-name="P4"><text:span text:style-name="T53">- הערך הקטן ביותר שהוא צריך להגיד כדי להיבחר.</text:span></text:p>
            <text:p xml:id="id58" text:id="id58" text:style-name="P4"><text:span text:style-name="T59">שימו לב</text:span><text:span text:style-name="T62">: לכל שחקן יכול להיות ערך סף אחר.</text:span></text:p>
            <text:p xml:id="id59" text:id="id59" text:style-name="P4"><text:span text:style-name="T54">נשאר להוכיח: כלל התשלומים הזה הוא אמיתי.</text:span></text:p>
            <text:p xml:id="id60" text:id="id60" text:style-name="P4"><text:span text:style-name="T63">הוכחה</text:span><text:span text:style-name="T54">: אם נבחרת ותכריז יותר – כלום לא ישתנה.</text:span></text:p>
            <text:p xml:id="id61" text:id="id61" text:style-name="P4"><text:span text:style-name="T54">אם נבחרת ותכריז פחות – (אולי) כבר לא תיבחר.</text:span></text:p>
            <text:p xml:id="id62" text:id="id62" text:style-name="P4"><text:span text:style-name="T54">אם לא נבחרת ותכריז יותר – תשלם יותר מערכך.</text:span></text:p>
            <text:p xml:id="id63" text:id="id63" text:style-name="P4"><text:span text:style-name="T64">אם לא נבחרת ותכריז פחות – כלום לא ישתנה.</text:span><text:span text:style-name="T54"> 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text-style-name="P6" draw:layer="layout" svg:width="28cm" svg:height="2.173cm" svg:x="0cm" svg:y="0.367cm" presentation:class="title" presentation:user-transformed="true">
          <draw:text-box>
            <text:p text:style-name="P1"><text:span text:style-name="T7">מנגנון למילוי תרמיל בשיטת מיירסון</text:span></text:p>
          </draw:text-box>
        </draw:frame>
        <draw:frame draw:style-name="gr14" draw:text-style-name="P14" draw:layer="layout" svg:width="26.416cm" svg:height="18.17cm" svg:x="1.016cm" svg:y="2.658cm">
          <draw:text-box>
            <text:p text:style-name="P4"><text:span text:style-name="T23">אלגוריתם חמדני א</text:span><text:span text:style-name="T65">:</text:span></text:p>
            <text:list text:style-name="L1">
              <text:list-item>
                <text:p text:style-name="P4"><text:span text:style-name="T24">סדר את החפצים בסדר יורד של הערך.</text:span></text:p>
              </text:list-item>
              <text:list-item>
                <text:p text:style-name="P4"><text:span text:style-name="T24">בחר חפצים לפי הסדר עד שהתרמיל מתמלא.</text:span></text:p>
              </text:list-item>
            </text:list>
            <text:p text:style-name="P13"><text:span text:style-name="T21">$100/100k</text:span><text:span text:style-name="T22">, $20/2k, $20/2k, $20/2k … </text:span></text:p>
            <text:p text:style-name="P4"><text:span text:style-name="T22">הראשון זוכה ומשלם את ערך הסף שלו - </text:span><text:span text:style-name="T22">$20</text:span><text:span text:style-name="T22">.</text:span></text:p>
            <text:p text:style-name="P4"><text:span text:style-name="T22"/></text:p>
            <text:p text:style-name="P4"><text:span text:style-name="T28">אלגוריתם חמדני ב</text:span><text:span text:style-name="T29">:</text:span></text:p>
            <text:list text:continue-numbering="true" text:style-name="L1">
              <text:list-item>
                <text:p text:style-name="P4"><text:span text:style-name="T29">סדר את החפצים בסדר יורד של </text:span><text:span text:style-name="T28">ערך/משקל</text:span><text:span text:style-name="T29">.</text:span></text:p>
              </text:list-item>
              <text:list-item>
                <text:p text:style-name="P4"><text:span text:style-name="T29">בחר חפצים לפי הסדר עד שהתרמיל מתמלא.</text:span></text:p>
              </text:list-item>
            </text:list>
            <text:p text:style-name="P13"><text:span text:style-name="T26">$20/2k</text:span><text:span text:style-name="T27">, $100/100k.</text:span></text:p>
            <text:p text:style-name="P4"><text:span text:style-name="T27">הראשון זוכה ומשלם את ערך הסף שלו - </text:span><text:span text:style-name="T27">$2</text:span><text:span text:style-name="T27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9" draw:text-style-name="P6" draw:layer="layout" svg:width="28cm" svg:height="2.173cm" svg:x="0cm" svg:y="0.367cm" presentation:class="title" presentation:user-transformed="true">
          <draw:text-box>
            <text:p text:style-name="P1"><text:span text:style-name="T7">מנגנון למילוי תרמיל בשיטת מיירסון</text:span></text:p>
          </draw:text-box>
        </draw:frame>
        <draw:frame draw:style-name="gr15" draw:text-style-name="P14" draw:layer="layout" svg:width="26.416cm" svg:height="11.213cm" svg:x="1.016cm" svg:y="2.658cm">
          <draw:text-box>
            <text:list text:style-name="L1">
              <text:list-item>
                <text:p text:style-name="P4"><text:span text:style-name="T31">אלגוריתם א+ב</text:span><text:span text:style-name="T32">: הפעל את שני האלגוריתמים החמדניים. בחר את התוצאה עם הסכום הגבוה.</text:span></text:p>
                <text:p text:style-name="P4"><text:span text:style-name="T32"/></text:p>
              </text:list-item>
            </text:list>
            <text:p text:style-name="P13"><text:span text:style-name="T26">$54/52k</text:span><text:span text:style-name="T27">, $52/51k, $49/49k.</text:span></text:p>
            <text:p text:style-name="P4"><text:span text:style-name="T27">הראשון זוכה ומשלם את ערך הסף שלו:</text:span></text:p>
            <text:p text:style-name="P13"><text:span text:style-name="T27">$52 * (52k/51k)</text:span></text:p>
            <text:p text:style-name="P4"><text:span text:style-name="T2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6" draw:layer="layout" svg:width="28cm" svg:height="3.008cm" svg:x="0cm" svg:y="0.367cm" presentation:class="title" presentation:user-transformed="true">
          <draw:text-box>
            <text:p text:style-name="P1"><text:span text:style-name="T7">מיירסון לעומת ויקרי-קלארק-גרובס</text:span></text:p>
          </draw:text-box>
        </draw:frame>
        <draw:frame draw:style-name="standard" draw:layer="layout" svg:width="25.652cm" svg:height="13.903cm" svg:x="1.778cm" svg:y="3.3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66">מיירסון</text:span></text:p>
              </table:table-cell>
              <table:table-cell>
                <text:p text:style-name="P18"><text:span text:style-name="T66">וק”ג</text:span></text:p>
              </table:table-cell>
              <table:table-cell/>
            </table:table-row>
            <table:table-row table:style-name="ro2" table:default-cell-style-name="ce1">
              <table:table-cell table:style-name="ce2">
                <text:p text:style-name="P18"><text:span text:style-name="T67">אחד</text:span></text:p>
              </table:table-cell>
              <table:table-cell>
                <text:p text:style-name="P18"><text:span text:style-name="T17">הרבה</text:span></text:p>
                <text:p text:style-name="P18"><text:span text:style-name="T68">(למשל:</text:span><text:span text:style-name="T68"><text:line-break/></text:span><text:span text:style-name="T68">בחירת מסעדה)</text:span></text:p>
              </table:table-cell>
              <table:table-cell>
                <text:p text:style-name="P18"><text:span text:style-name="T66">פרמטרים לכל שחקן</text:span></text:p>
              </table:table-cell>
            </table:table-row>
            <table:table-row table:style-name="ro3">
              <table:table-cell table:style-name="ce3">
                <text:p text:style-name="P18"><text:span text:style-name="T17">כל כלל מונוטוני</text:span></text:p>
                <text:p text:style-name="P18"><text:span text:style-name="T69">(למשל:</text:span><text:span text:style-name="T69"><text:line-break/></text:span><text:span text:style-name="T69">קירוב בעיית התרמיל, מיקסום רווח)</text:span></text:p>
              </table:table-cell>
              <table:table-cell table:style-name="ce2">
                <text:p text:style-name="P18"><text:span text:style-name="T67">מיקסום סכום ערכים</text:span></text:p>
              </table:table-cell>
              <table:table-cell table:style-name="ce1">
                <text:p text:style-name="P18"><text:span text:style-name="T66">כלל בחירה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4-15T11:07:27.825239768</dc:date>
    <meta:editing-duration>P4DT3H17M20S</meta:editing-duration>
    <meta:editing-cycles>1077</meta:editing-cycles>
    <meta:generator>LibreOffice/5.1.6.2$Linux_X86_64 LibreOffice_project/10m0$Build-2</meta:generator>
    <meta:document-statistic meta:object-count="189"/>
  </office:meta>
</office:document-meta>
</file>